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文泉驿正黑" svg:font-family="文泉驿正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1" svg:font-family="文泉驿正黑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ize="8pt" style:font-size-asian="8pt" style:font-size-complex="8pt"/>
    </style:style>
    <style:style style:name="P3" style:family="paragraph" style:parent-style-name="Preformatted_20_Text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Preformatted_20_Text">
      <style:text-properties fo:color="#000000" fo:font-weight="bold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Preformatted_20_Text">
      <style:text-properties fo:font-size="8pt" style:font-size-asian="8pt" style:font-size-complex="8pt"/>
    </style:style>
    <style:style style:name="P8" style:family="paragraph" style:parent-style-name="Preformatted_20_Text">
      <style:text-properties fo:color="#000000" fo:font-size="8pt" fo:font-weight="normal" style:font-size-asian="8pt" style:font-weight-asian="normal" style:font-size-complex="8pt" style:font-weight-complex="normal"/>
    </style:style>
    <style:style style:name="P9" style:family="paragraph" style:parent-style-name="Preformatted_20_Text">
      <style:text-properties fo:color="#000000" fo:font-size="10pt" fo:font-weight="bold" style:font-size-asian="10pt" style:font-weight-asian="bold" style:font-size-complex="10pt" style:font-weight-complex="bold"/>
    </style:style>
    <style:style style:name="P10" style:family="paragraph" style:parent-style-name="Preformatted_20_Text">
      <style:text-properties fo:color="#b84700"/>
    </style:style>
    <style:style style:name="T1" style:family="text">
      <style:text-properties fo:color="#dc2300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80"/>
    </style:style>
    <style:style style:name="T6" style:family="text">
      <style:text-properties fo:color="#000080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000080" fo:font-size="8pt" style:font-size-asian="8pt" style:font-size-complex="8pt"/>
    </style:style>
    <style:style style:name="T8" style:family="text">
      <style:text-properties fo:color="#000080" fo:font-weight="normal" style:font-weight-asian="normal" style:font-weight-complex="normal"/>
    </style:style>
    <style:style style:name="T9" style:family="text">
      <style:text-properties fo:color="#80000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12" style:family="text">
      <style:text-properties fo:color="#000000" fo:font-size="8pt" style:font-size-asian="8pt" style:font-size-complex="8pt"/>
    </style:style>
    <style:style style:name="T13" style:family="text">
      <style:text-properties fo:color="#000000" fo:font-size="9pt" style:font-size-asian="9pt" style:font-size-complex="9pt"/>
    </style:style>
    <style:style style:name="T14" style:family="text">
      <style:text-properties fo:color="#004586" fo:font-size="9pt" style:font-size-asian="9pt" style:font-size-complex="9pt"/>
    </style:style>
    <style:style style:name="T15" style:family="text">
      <style:text-properties fo:color="#0000ff" fo:font-size="9pt" style:font-size-asian="9pt" style:font-size-complex="9pt"/>
    </style:style>
    <style:style style:name="T16" style:family="text">
      <style:text-properties fo:color="#b84700" fo:font-size="9pt" style:font-size-asian="9pt" style:font-size-complex="9pt"/>
    </style:style>
    <style:style style:name="Sect1" style:family="section">
      <style:section-properties fo:background-color="#cccccc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X PHPFramework Document</text:p>
      <text:p text:style-name="P1">一.安装配置</text:p>
      <text:p text:style-name="Preformatted_20_Text"><text:span text:style-name="T2"><text:tab/></text:span><text:span text:style-name="T13">XPHPFramework框架默认URL模式配置，在nginx如下:</text:span></text:p>
      <text:section text:style-name="Sect1" text:name="区域1">
        <text:p text:style-name="P10"><text:span text:style-name="T2">server {</text:span></text:p>
        <text:p text:style-name="P10"><text:span text:style-name="T2"><text:s text:c="8"/>listen <text:s text:c="6"/>80; </text:span></text:p>
        <text:p text:style-name="Preformatted_20_Text"><text:span text:style-name="T1"><text:s text:c="8"/></text:span><text:span text:style-name="T15">server_name <text:s/>localhost;</text:span><text:span text:style-name="T1"></text:span></text:p>
        <text:p text:style-name="Preformatted_20_Text"><text:span text:style-name="T1"><text:s text:c="8"/></text:span><text:span text:style-name="T14">#access_log <text:s/>logs/host.access.log <text:s/>main;</text:span></text:p>
        <text:p text:style-name="Preformatted_20_Text"><text:span text:style-name="T1"><text:s text:c="8"/></text:span><text:span text:style-name="T16">error_page <text:s/>404 <text:s text:c="13"/>/dcolors/trunk/demo/index.php;</text:span></text:p>
        <text:p text:style-name="P10"><text:span text:style-name="T2"><text:s text:c="8"/>error_page <text:s text:c="2"/>500 502 503 504 <text:s/>/50x.html;</text:span></text:p>
        <text:p text:style-name="P10"><text:span text:style-name="T2"><text:tab/></text:span><text:span text:style-name="T14">#静态文件访问</text:span></text:p>
        <text:p text:style-name="P10"><text:span text:style-name="T2"><text:tab/>location ~ \.js|css|jpeg|jpg|gif|png|html|htm$ {</text:span></text:p>
        <text:p text:style-name="P10"><text:span text:style-name="T2"><text:tab/> <text:s text:c="3"/>index index.htm index.html;</text:span></text:p>
        <text:p text:style-name="P10"><text:span text:style-name="T2"><text:s text:c="12"/></text:span><text:span text:style-name="T15">root /dcolors/trunk/demo/static;</text:span></text:p>
        <text:p text:style-name="P10"><text:span text:style-name="T2"><text:tab/>}</text:span></text:p>
        <text:p text:style-name="P10"><text:span text:style-name="T2"><text:tab/></text:span><text:span text:style-name="T14">#PHP部分</text:span></text:p>
        <text:p text:style-name="Preformatted_20_Text"><text:span text:style-name="T16"><text:s text:c="8"/>location / { </text:span><text:span text:style-name="T1"><text:s text:c="121"/></text:span></text:p>
        <text:p text:style-name="Preformatted_20_Text"><text:span text:style-name="T1"><text:s text:c="12"/></text:span><text:span text:style-name="T15">root <text:s text:c="9"/>/dcolors/trunk/demo ;</text:span></text:p>
        <text:p text:style-name="Preformatted_20_Text"><text:span text:style-name="T1"><text:s text:c="11"/></text:span><text:span text:style-name="T16"><text:s/>fastcgi_pass <text:s text:c="2"/>127.0.0.1:9000;</text:span></text:p>
        <text:p text:style-name="Preformatted_20_Text"><text:span text:style-name="T1"><text:s text:c="12"/></text:span><text:span text:style-name="T15">fastcgi_param <text:s/>SCRIPT_FILENAME <text:s text:c="2"/>/dcolors/trunk/demo/index.php;</text:span></text:p>
        <text:p text:style-name="Preformatted_20_Text"><text:span text:style-name="T15"><text:tab/> <text:s text:c="3"/></text:span><text:span text:style-name="T14">#根据项目情况填写</text:span></text:p>
        <text:p text:style-name="Preformatted_20_Text"><text:span text:style-name="T1"><text:s text:c="7"/></text:span><text:span text:style-name="T16"><text:s text:c="5"/>include <text:s text:c="7"/>fastcgi_params;</text:span></text:p>
        <text:p text:style-name="P10"><text:span text:style-name="T2"><text:s text:c="8"/>} <text:s/></text:span></text:p>
        <text:p text:style-name="P10"><text:span text:style-name="T2"><text:s/>} <text:s text:c="2"/></text:span></text:p>
      </text:section>
      <text:p text:style-name="Preformatted_20_Text"><text:span text:style-name="T13"/></text:p>
      <text:p text:style-name="Preformatted_20_Text"><text:span text:style-name="T1"/></text:p>
      <text:p text:style-name="Preformatted_20_Text"><text:tab/><text:tab/></text:p>
      <text:p text:style-name="P1">二.相应网站目录</text:p>
      <text:p text:style-name="Preformatted_20_Text"><text:s/><text:span text:style-name="T3"><text:s/>/ <text:s text:c="5"/>网站程序所在目录，最好放在HTTP不可直接访问目录</text:span></text:p>
      <text:p text:style-name="P2"><text:s text:c="2"/>/data <text:s/>网站数据目录</text:p>
      <text:p text:style-name="P2"><text:s text:c="2"/>/ui 网站主题/皮肤目录</text:p>
      <text:p text:style-name="P2"><text:s text:c="2"/>/php <text:s text:c="2"/>业务逻辑目录</text:p>
      <text:p text:style-name="P2"><text:s text:c="2"/>/model <text:s text:c="2"/>数据库查询类存放目录，公共模块目录</text:p>
      <text:p text:style-name="P2">程序入口文件index.php，位置任意,该文件定义见Demo</text:p>
      <text:p text:style-name="P1">三.PHP文件夹，业务逻辑部分</text:p>
      <text:p text:style-name="Preformatted_20_Text"><text:s/><text:span text:style-name="T2"><text:s/></text:span><text:span text:style-name="T7"><text:s/></text:span><text:span text:style-name="T12">PHP目录下的程序支持目录，见框架config.default.php默认配置说明，该文件不要修改</text:span></text:p>
      <text:p text:style-name="Preformatted_20_Text"><text:span text:style-name="T12"><text:s text:c="3"/>URL中的文件名与 本文件夹下类的方法是映射关系，文件名的父目录对应类名，其他上一级对应实际路径</text:span></text:p>
      <text:p text:style-name="Preformatted_20_Text"><text:span text:style-name="T12"><text:tab/>POST请求的方法映射到 p 加方法名 的类方法上，GET则是g加方法</text:span></text:p>
      <text:p text:style-name="Preformatted_20_Text"><text:span text:style-name="T12">例如 GET http://localhost/index/test.php <text:s/>映射情况是 index 类的 gtest方法</text:span></text:p>
      <text:p text:style-name="Preformatted_20_Text"><text:span text:style-name="T12"/></text:p>
      <text:p text:style-name="P4">四.model目录加载</text:p>
      <text:p text:style-name="Preformatted_20_Text"><text:s text:c="2"/><text:span text:style-name="T3">在业务逻辑类中是用 $this-&gt;LM('MODEL_NAME') 在加载， MODEL_NAME允许出现路径，该路径相对与model目录</text:span></text:p>
      <text:p text:style-name="P2"/>
      <text:p text:style-name="P4">五.模板使用方法</text:p>
      <text:p text:style-name="Preformatted_20_Text"><text:s text:c="2"/><text:span text:style-name="T3">有以下内置属性</text:span></text:p>
      <text:p text:style-name="P2"><text:s text:c="2"/>在组件index类中</text:p>
      <text:p text:style-name="P2"><text:s text:c="6"/><text:span text:style-name="T5">$this-&gt;T-&gt;name</text:span> <text:s/>为模板名称，对于/ui/ 目录下相应文件，不带后缀，文件名中可以有路径</text:p>
      <text:p text:style-name="P2"><text:s text:c="6"/><text:span text:style-name="T5">$this-&gt;T-&gt;record_num</text:span> 总记录数，分页相关</text:p>
      <text:p text:style-name="P2"><text:s text:c="6"/><text:span text:style-name="T5">$this-&gt;T-&gt;current</text:span> <text:s/>当前页，分页相关</text:p>
      <text:p text:style-name="P2"><text:s text:c="6"/><text:span text:style-name="T5">$this-&gt;T-&gt;page_num</text:span> 总页数，分页相关</text:p>
      <text:p text:style-name="P2"><text:soft-page-break/><text:s text:c="6"/><text:span text:style-name="T5">$this-&gt;D </text:span>该属性保存了模板中变量的对象，模板中变量为 {$a}的设置方法为 $this-&gt;D-&gt;a = 'this value'</text:p>
      <text:p text:style-name="P2"><text:s text:c="6"/><text:span text:style-name="T9">在组件外部方法中使用方法的第一个参数代替这里的指针$this</text:span></text:p>
      <text:p text:style-name="P2"><text:s/><text:tab/>模板解析标志符号 { 和 }</text:p>
      <text:p text:style-name="P2"><text:s/><text:tab/>模板中显示变量方法 <text:span text:style-name="T5">{$var}</text:span></text:p>
      <text:p text:style-name="P2"><text:s/><text:tab/>模板中设置变量方法 <text:span text:style-name="T5">{set var=value}</text:span></text:p>
      <text:p text:style-name="P2"><text:s/><text:tab/>模板中调用函数 <text:s/><text:span text:style-name="T5">{func functionname($arg1,$arg2.....)}</text:span> 和PHP函数调用方法一样</text:p>
      <text:p text:style-name="P2"><text:s/><text:tab/>模板中内置函数有：<text:span text:style-name="T5">show_page_num()</text:span> 显示内置分页</text:p>
      <text:p text:style-name="P2"><text:s/><text:tab/>模板中URL设置方法 <text:span text:style-name="T5">{url=DIR|page|param}</text:span> dir为组件所在目录，page为组件内文件名,param为参数,支持变量，最后两个参数为可选</text:p>
      <text:p text:style-name="Preformatted_20_Text"><text:span text:style-name="T3"/></text:p>
      <text:p text:style-name="P4">六.数据库操作类</text:p>
      <text:p text:style-name="P1"><text:tab/><text:span text:style-name="T10">1.数据库操作实例</text:span></text:p>
      <text:p text:style-name="P5"><text:tab/><text:tab/>XDba:db <text:s/>访问方法 $this-&gt;db</text:p>
      <text:p text:style-name="P5"><text:tab/>2.数据库表操作实例</text:p>
      <text:p text:style-name="P5"><text:tab/><text:tab/>XDba::db::tabname 访问方法 $this-&gt;db-&gt;tabname</text:p>
      <text:p text:style-name="P5"><text:tab/>3.数据库操作实例拥有方法</text:p>
      <text:p text:style-name="P1"><text:span text:style-name="T10"><text:tab/> <text:s text:c="2"/></text:span><text:span text:style-name="T4">a. XDba</text:span><text:span text:style-name="T6">::query($sql) </text:span><text:span text:style-name="T4">查询，返回资源符</text:span></text:p>
      <text:p text:style-name="P3"><text:span text:style-name="T10"><text:tab/> <text:s text:c="2"/>b. XDba</text:span><text:span text:style-name="T8">::assoc()</text:span><text:span text:style-name="T10"> <text:s/>获取查询资源中的一条结果,字段名为KEY</text:span></text:p>
      <text:p text:style-name="P3"><text:span text:style-name="T10"><text:tab/> <text:s text:c="2"/>c. XDba</text:span><text:span text:style-name="T8">::row() </text:span><text:span text:style-name="T10"><text:s text:c="2"/>获取查询资源中的一条结果,数字索引</text:span></text:p>
      <text:p text:style-name="P3"><text:span text:style-name="T10"><text:tab/> <text:s text:c="2"/>d.</text:span><text:span text:style-name="T8"> XDba::count_rows()</text:span><text:span text:style-name="T10"> <text:s/>获取查询资源中总条数</text:span></text:p>
      <text:p text:style-name="P3"><text:span text:style-name="T10"><text:tab/> <text:s text:c="2"/>e. XDba</text:span><text:span text:style-name="T8">::fetch($sql)</text:span><text:span text:style-name="T10"> <text:s/>查询并返回所有数据集，字段名为KEY</text:span></text:p>
      <text:p text:style-name="P3"><text:span text:style-name="T10"><text:tab/> <text:s text:c="2"/>f. <text:s/>XDba</text:span><text:span text:style-name="T8">::get_one_row($sql)</text:span><text:span text:style-name="T10"> 查询并返回一行数据,字段名为KEY</text:span></text:p>
      <text:p text:style-name="P3"><text:span text:style-name="T10"><text:tab/> <text:s text:c="2"/>g. XDba</text:span><text:span text:style-name="T8">::get_one($sql)</text:span><text:span text:style-name="T10"> 返回第一行第一列数据</text:span></text:p>
      <text:p text:style-name="P3"><text:span text:style-name="T10"><text:tab/> <text:s text:c="2"/>h.XDba </text:span><text:span text:style-name="T8">::insert_id()</text:span><text:span text:style-name="T10"> 返回上一次INSERT ID</text:span></text:p>
      <text:p text:style-name="P2"><text:span text:style-name="T10"><text:tab/> <text:s text:c="2"/>i. XDba</text:span><text:span text:style-name="T8">::affected_rows()</text:span><text:span text:style-name="T10"> 取得前一次 MySQL 操作所影响的记录行数</text:span></text:p>
      <text:p text:style-name="P3"><text:span text:style-name="T10"><text:tab/> <text:s text:c="2"/>j.XDba </text:span><text:span text:style-name="T8">::free()</text:span><text:span text:style-name="T10"> 释放上一次查询资源</text:span></text:p>
      <text:p text:style-name="P3"><text:span text:style-name="T10"><text:tab/> <text:s text:c="2"/>k.XDba </text:span><text:span text:style-name="T8">::close()</text:span><text:span text:style-name="T10"> 关闭mysql连接</text:span></text:p>
      <text:p text:style-name="P6"><text:s text:c="3"/><text:tab/>4.数据库表操作实例拥有方法</text:p>
      <text:p text:style-name="P3"><text:span text:style-name="T10"><text:tab/> <text:s text:c="2"/>a.</text:span><text:span text:style-name="T8">dba_func::columnus() </text:span><text:span text:style-name="T10">获取当前数据库表对象的表字段列表</text:span></text:p>
      <text:p text:style-name="P3"><text:span text:style-name="T10"><text:tab/> <text:s text:c="2"/>b.</text:span><text:span text:style-name="T8">dba_func::columnus_list_sql() </text:span><text:span text:style-name="T10"><text:s/>将当前表字段名转换成SQL可用字符串</text:span></text:p>
      <text:p text:style-name="P3"><text:span text:style-name="T10"><text:tab/> <text:s text:c="2"/>c.</text:span><text:span text:style-name="T8">dba_func::auto_select($limit, $start)</text:span><text:span text:style-name="T10"> 自动获取当前表数据集</text:span></text:p>
      <text:p text:style-name="P3"><text:span text:style-name="T10"><text:tab/> <text:s text:c="2"/>d.</text:span><text:span text:style-name="T8">dba_func::primary()</text:span><text:span text:style-name="T10"> 返回当前数据库表主键名</text:span></text:p>
      <text:p text:style-name="P3"><text:span text:style-name="T10"><text:s text:c="2"/><text:tab/> <text:s text:c="2"/>e.</text:span><text:span text:style-name="T8">dba_func::primary_select_by_in($in_arr)</text:span><text:span text:style-name="T10"> <text:s/>查询主键等于指定数组中的所有值的集合</text:span></text:p>
      <text:p text:style-name="P3"><text:span text:style-name="T10"><text:tab/> <text:s text:c="2"/>f. </text:span><text:span text:style-name="T8">dba_func::primary_select($value)</text:span><text:span text:style-name="T10"> 查询主键对于指定值的一行数据</text:span></text:p>
      <text:p text:style-name="P3"><text:span text:style-name="T10"><text:tab/> <text:s text:c="2"/>g. </text:span><text:span text:style-name="T8">dba_func::primary_delete($value) </text:span><text:span text:style-name="T10">删除主键等于指定值的一行</text:span></text:p>
      <text:p text:style-name="P3"><text:span text:style-name="T10"><text:tab/> <text:s text:c="2"/>h.</text:span><text:span text:style-name="T8">dba_func::primary_update($value, $array)</text:span><text:span text:style-name="T10"> 更新主键等于数组KEY为字段名的所有值</text:span></text:p>
      <text:p text:style-name="P3"><text:span text:style-name="T10"><text:s text:c="3"/><text:tab/> <text:s text:c="2"/>i. </text:span><text:span text:style-name="T8">dba_func::auto_select_count($where)</text:span><text:span text:style-name="T10"> 获取以$where语句为条件的数据集合总数</text:span></text:p>
      <text:p text:style-name="P3"><text:span text:style-name="T10"><text:tab/> <text:s text:c="2"/>j.</text:span><text:span text:style-name="T8">dba_func:: get_one_field($field,$limit,$start)</text:span><text:span text:style-name="T10"> 获取字段为$field 的列的所有数据</text:span></text:p>
      <text:p text:style-name="P1">十.Ajax上传的JSON数据处理</text:p>
      <text:p text:style-name="P1"><text:tab/><text:span text:style-name="T4">1.统一输出/接收JSON数据格式</text:span></text:p>
      <text:p text:style-name="P1"><text:span text:style-name="T3"><text:tab/><text:tab/></text:span><text:span text:style-name="T6">{status:'',message:'',data:''}</text:span></text:p>
      <text:p text:style-name="P1"><text:span text:style-name="T6"><text:s text:c="3"/><text:tab/> <text:s text:c="3"/></text:span><text:span text:style-name="T11">status : 表示状态，目前只有两种状态, 1 正常, 0 错误</text:span></text:p>
      <text:p text:style-name="P8"><text:s text:c="13"/>message : <text:s/>返回提示信息</text:p>
      <text:p text:style-name="P8"><text:tab/> <text:s text:c="3"/>data : 需要返回的数据</text:p>
      <text:p text:style-name="P8"><text:s text:c="8"/>2.设置返回JSON数据,只需要调用</text:p>
      <text:p text:style-name="P1"><text:span text:style-name="T11"><text:tab/> <text:s text:c="3"/></text:span><text:span text:style-name="T6">$this-&gt;set_ajax($status, $message,$data)</text:span><text:span text:style-name="T11">， 外部函数用函数第一个参数代替$this</text:span></text:p>
      <text:p text:style-name="P8"><text:tab/>3.获取JSON数据</text:p>
      <text:p text:style-name="P8"><text:tab/> <text:s text:c="3"/>$this-&gt;R-&gt;A 访问</text:p>
      <text:p text:style-name="P8"><text:tab/>4.检查接收的JSON数据中是否存在某一值</text:p>
      <text:p text:style-name="P1"><text:span text:style-name="T11"><text:tab/><text:tab/></text:span><text:span text:style-name="T6">$this-&gt;check_ajax_data($idx)</text:span></text:p>
      <text:p text:style-name="P8"/>
      <text:p text:style-name="P9"><text:s/>十一. PHP接收数据</text:p>
      <text:p text:style-name="P8"><text:tab/>1.$_REQUEST 值访问,</text:p>
      <text:p text:style-name="P8"><text:soft-page-break/><text:tab/><text:tab/>实例： X::R</text:p>
      <text:p text:style-name="P1"><text:span text:style-name="T11"><text:tab/><text:tab/>例如：</text:span><text:span text:style-name="T6">$_REQUEST['name']</text:span><text:span text:style-name="T11">在对象中的访问方法:</text:span></text:p>
      <text:p text:style-name="P1"><text:span text:style-name="T11"><text:tab/><text:tab/></text:span><text:span text:style-name="T6">$this-&gt;R-&gt;name-&gt;v</text:span><text:span text:style-name="T11"> <text:s/>原值</text:span></text:p>
      <text:p text:style-name="P1"><text:span text:style-name="T11"><text:tab/><text:tab/></text:span><text:span text:style-name="T6">$this-&gt;R-&gt;name-&gt;html</text:span><text:span text:style-name="T11"> 将 ' " &lt; &gt; 转换成HTML元字符</text:span></text:p>
      <text:p text:style-name="P1"><text:span text:style-name="T11"><text:tab/><text:tab/></text:span><text:span text:style-name="T6">$this-&gt;R-&gt;name-&gt;trim </text:span><text:span text:style-name="T11"><text:s/>去掉首尾空白字符</text:span></text:p>
      <text:p text:style-name="P1"><text:span text:style-name="T11"><text:tab/><text:tab/></text:span><text:span text:style-name="T6">$this-&gt;R-&gt;name-&gt;removal</text:span><text:span text:style-name="T11"> 去掉单引号和双引号</text:span></text:p>
      <text:p text:style-name="P1"><text:span text:style-name="T11"><text:tab/><text:tab/></text:span><text:span text:style-name="T6">$this-&gt;R-&gt;name-&gt;sal</text:span><text:span text:style-name="T11"> 转义单引号</text:span></text:p>
      <text:p text:style-name="P8"><text:tab/>2.$_GET</text:p>
      <text:p text:style-name="P8"><text:tab/><text:tab/>实例: X::R::G</text:p>
      <text:p text:style-name="P1"><text:span text:style-name="T11"><text:tab/><text:tab/>例如：</text:span><text:span text:style-name="T6">$_GET['name']</text:span><text:span text:style-name="T11"> 在对象中的访问方法</text:span></text:p>
      <text:p text:style-name="P1"><text:span text:style-name="T11"><text:tab/><text:tab/></text:span><text:span text:style-name="T6">$this-&gt;R-&gt;G-&gt;name-&gt;v</text:span><text:span text:style-name="T11"> 原值</text:span></text:p>
      <text:p text:style-name="P1"><text:span text:style-name="T11"><text:tab/><text:tab/></text:span><text:span text:style-name="T6">$this-&gt;R-&gt;G-&gt;name-&gt;html</text:span><text:span text:style-name="T11">将 ' " &lt; &gt; 转换成HTML元字符</text:span></text:p>
      <text:p text:style-name="P1"><text:span text:style-name="T11"><text:tab/><text:tab/></text:span><text:span text:style-name="T6">$this-&gt;R-&gt;G-&gt;name-&gt;trim</text:span><text:span text:style-name="T11">去掉首尾空白字符</text:span></text:p>
      <text:p text:style-name="P1"><text:span text:style-name="T11"><text:tab/><text:tab/></text:span><text:span text:style-name="T6">$this-&gt;R-&gt;G-&gt;name-&gt;removal</text:span><text:span text:style-name="T11">去掉单引号和双引号</text:span></text:p>
      <text:p text:style-name="P1"><text:span text:style-name="T11"><text:tab/><text:tab/></text:span><text:span text:style-name="T6">$this-&gt;R-&gt;G-&gt;name-&gt;sal</text:span><text:span text:style-name="T11"> 转义单引号</text:span></text:p>
      <text:p text:style-name="P8"><text:tab/>3.$_POST</text:p>
      <text:p text:style-name="P8"><text:tab/><text:tab/>实例 <text:s/>X::R::P</text:p>
      <text:p text:style-name="P8"><text:tab/><text:tab/>类似于$_GET访问方法使用</text:p>
      <text:p text:style-name="P1"><text:span text:style-name="T11"><text:tab/><text:tab/>$_POST使用 </text:span><text:span text:style-name="T6">$this-&gt;R-&gt;P-&gt;name</text:span></text:p>
      <text:p text:style-name="P8"><text:tab/>4. cookie控制</text:p>
      <text:p text:style-name="P8"><text:tab/><text:tab/>实例 XRquest::XCookie::name</text:p>
      <text:p text:style-name="P1"><text:span text:style-name="T11"><text:tab/><text:tab/>I.访问方法: </text:span><text:span text:style-name="T6">$this-&gt;R-&gt;C-&gt;name</text:span><text:span text:style-name="T11">, 将返回</text:span><text:span text:style-name="T6">$_COOKIE['name']</text:span><text:span text:style-name="T11">的值</text:span></text:p>
      <text:p text:style-name="P8"><text:tab/><text:tab/>II.设置,实例 X::cookie::name()</text:p>
      <text:p text:style-name="P1"><text:span text:style-name="T11"><text:tab/><text:tab/><text:tab/></text:span><text:span text:style-name="T6">$this-&gt;R-&gt;C-&gt;name()</text:span><text:span text:style-name="T11"><text:tab/>获取名为name COOKIE设置对象</text:span></text:p>
      <text:p text:style-name="P1"><text:span text:style-name="T11"><text:tab/><text:tab/><text:tab/></text:span><text:span text:style-name="T6">$this-&gt;R-&gt;C-&gt;name()-&gt;value</text:span><text:span text:style-name="T11"> <text:s/>设置cookie 值</text:span></text:p>
      <text:p text:style-name="P1"><text:span text:style-name="T11"><text:tab/><text:tab/><text:tab/></text:span><text:span text:style-name="T6">$this-&gt;R-&gt;C-&gt;name()-&gt;expire</text:span><text:span text:style-name="T11">设置cookie 有效期</text:span></text:p>
      <text:p text:style-name="Preformatted_20_Text"><text:span text:style-name="T11"><text:tab/><text:tab/><text:tab/></text:span><text:span text:style-name="T6">$this-&gt;R-&gt;C-&gt;name()-&gt;path</text:span><text:span text:style-name="T11"><text:tab/>设置 cookie作用路径</text:span></text:p>
      <text:p text:style-name="P1"><text:span text:style-name="T11"><text:tab/><text:tab/><text:tab/></text:span><text:span text:style-name="T6">$this-&gt;R-&gt;C-&gt;name()-&gt;domain</text:span><text:span text:style-name="T11"><text:tab/>设置cookie作用域</text:span></text:p>
      <text:p text:style-name="P1"><text:span text:style-name="T11"><text:tab/><text:tab/><text:tab/></text:span><text:span text:style-name="T6">$this-&gt;R-&gt;C-&gt;name()-&gt;secure</text:span><text:span text:style-name="T11"><text:tab/>设置是仅在https传送</text:span></text:p>
      <text:p text:style-name="P1"><text:span text:style-name="T11"><text:tab/><text:tab/><text:tab/></text:span><text:span text:style-name="T6">$this-&gt;R-&gt;C-&gt;name()-&gt;httponly</text:span><text:span text:style-name="T11"><text:tab/>设置 cookie只作用与http</text:span></text:p>
      <text:p text:style-name="P1"><text:span text:style-name="T11"><text:tab/><text:tab/><text:tab/></text:span><text:span text:style-name="T6">$this-&gt;R-&gt;C-&gt;name()-&gt;set()<text:tab/></text:span><text:span text:style-name="T11"><text:tab/>设置cookie值</text:span></text:p>
      <text:p text:style-name="P8"><text:tab/>5. session控制</text:p>
      <text:p text:style-name="P1"><text:span text:style-name="T11"><text:tab/><text:tab/></text:span><text:span text:style-name="T6">$this-&gt;R-&gt;S-&gt;name</text:span><text:span text:style-name="T11"> 设置或获取 名为name的ses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文泉驿正黑" svg:font-family="文泉驿正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1" svg:font-family="文泉驿正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h" fo:country="CN" style:font-size-asian="10.5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zh" fo:country="CN" style:font-name-asian="文泉驿正黑1" style:font-size-asian="10.5pt" style:language-asian="zh" style:country-asian="CN" style:font-name-complex="Lohit Devanagari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1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文泉驿正黑" fo:font-size="10pt" style:font-name-asian="文泉驿正黑" style:font-size-asian="10pt" style:font-name-complex="文泉驿正黑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6T15:05:32</dc:date>
    <meta:generator>LibreOffice/3.4$Unix LibreOffice_project/340m1$Build-502</meta:generator>
    <meta:editing-duration>PT4H19M56S</meta:editing-duration>
    <meta:editing-cycles>55</meta:editing-cycles>
    <meta:document-statistic meta:table-count="0" meta:image-count="0" meta:object-count="0" meta:page-count="3" meta:paragraph-count="128" meta:word-count="693" meta:character-count="4290" meta:non-whitespace-character-count="3774"/>
  </office:meta>
</office:document-meta>
</file>